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824000008F398AA4DA8.wmf"/>
  <manifest:file-entry manifest:media-type="" manifest:full-path="Pictures/2000000700000796000005C9792A813A.wmf"/>
  <manifest:file-entry manifest:media-type="" manifest:full-path="Pictures/200000070000044700000793DC20050C.wmf"/>
  <manifest:file-entry manifest:media-type="" manifest:full-path="Pictures/20000007000007960000074D5E2DA30C.wmf"/>
  <manifest:file-entry manifest:media-type="" manifest:full-path="Pictures/20000007000007960000074D105D98C1.wmf"/>
  <manifest:file-entry manifest:media-type="" manifest:full-path="Pictures/20000007000004470000074D643D410A.wmf"/>
  <manifest:file-entry manifest:media-type="" manifest:full-path="Pictures/20000007000004470000074DC688E023.wmf"/>
  <manifest:file-entry manifest:media-type="" manifest:full-path="Pictures/2000000700000824000006C0ACAF0E68.wmf"/>
  <manifest:file-entry manifest:media-type="" manifest:full-path="Pictures/2000000700000562000008430245FCE9.wmf"/>
  <manifest:file-entry manifest:media-type="" manifest:full-path="Pictures/20000007000007090000072953F1CAD9.wmf"/>
  <manifest:file-entry manifest:media-type="" manifest:full-path="Pictures/200000070000032D00000770C08472A3.wmf"/>
  <manifest:file-entry manifest:media-type="" manifest:full-path="Pictures/2000000700000824000007B6BE911B4F.wmf"/>
  <manifest:file-entry manifest:media-type="" manifest:full-path="Pictures/200000070000070900000656A9EE4322.wmf"/>
  <manifest:file-entry manifest:media-type="" manifest:full-path="Pictures/20000007000004D400000A0D70020CD9.wmf"/>
  <manifest:file-entry manifest:media-type="" manifest:full-path="Pictures/20000007000009CB000006C0AB9A3CA3.wmf"/>
  <manifest:file-entry manifest:media-type="" manifest:full-path="Pictures/2000000700000562000007068F10E55B.wmf"/>
  <manifest:file-entry manifest:media-type="" manifest:full-path="Pictures/200000070000032D000006C0B792A58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mbria1" svg:font-family="Cambr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6.383cm" fo:margin-left="-0.191cm" fo:margin-top="0cm" fo:margin-bottom="0cm" table:align="left" style:writing-mode="lr-tb"/>
    </style:style>
    <style:style style:name="Tableau1.A" style:family="table-column">
      <style:table-column-properties style:column-width="3.59cm"/>
    </style:style>
    <style:style style:name="Tableau1.B" style:family="table-column">
      <style:table-column-properties style:column-width="3.63cm"/>
    </style:style>
    <style:style style:name="Tableau1.D" style:family="table-column">
      <style:table-column-properties style:column-width="2.783cm"/>
    </style:style>
    <style:style style:name="Tableau1.E" style:family="table-column">
      <style:table-column-properties style:column-width="2.79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A7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_3c_p_3e_">
      <style:paragraph-properties fo:margin-left="0cm" fo:margin-right="0cm" fo:margin-top="0cm" fo:margin-bottom="0cm" fo:line-height="100%" fo:text-indent="0cm" style:auto-text-indent="false"/>
    </style:style>
    <style:style style:name="P3" style:family="paragraph" style:parent-style-name="_3c_l_3e_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name-complex="Times New Roman2" style:font-size-complex="10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language-asian="fr" style:country-asian="FR" style:font-name-complex="Times New Roman2" style:font-size-complex="10pt"/>
    </style:style>
    <style:style style:name="P7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0pt" style:font-size-asian="10pt" style:font-name-complex="Times New Roman2" style:font-size-complex="10pt"/>
    </style:style>
    <style:style style:name="T2" style:family="text">
      <style:text-properties style:font-name="Times New Roman" fo:font-size="10pt" style:font-size-asian="10pt" style:language-asian="fr" style:country-asian="FR" style:font-name-complex="Times New Roman2" style:font-size-complex="10pt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2" style:font-size-complex="10pt"/>
    </style:style>
    <style:style style:name="T4" style:family="text">
      <style:text-properties style:font-name="Times New Roman" fo:font-size="10pt" fo:background-color="#ffffff" style:font-size-asian="10pt" style:font-name-complex="Times New Roman2" style:font-size-complex="10pt"/>
    </style:style>
    <style:style style:name="T5" style:family="text">
      <style:text-properties fo:color="#000000" style:font-name="Times New Roman" fo:font-size="10pt" fo:background-color="#ffffff" style:font-size-asian="10pt" style:font-name-complex="Times New Roman2" style:font-size-complex="10pt"/>
    </style:style>
    <style:style style:name="T6" style:family="text">
      <style:text-properties style:font-name="Times New Roman1" fo:background-color="#ffff00"/>
    </style:style>
    <style:style style:name="T7" style:family="text">
      <style:text-properties style:font-name="Cambria1"/>
    </style:style>
    <style:style style:name="T8" style:family="text">
      <style:text-properties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50" draw:style-name="gr1" draw:text-style-name="P8" svg:width="0.539cm" svg:height="0.971cm" svg:x="0cm" svg:y="0cm">
        <draw:image xlink:href="Pictures/200000070000044700000793DC20050C.wmf" xlink:type="simple" xlink:show="embed" xlink:actuate="onLoad">
          <text:p/>
        </draw:image>
      </draw:frame>
      <draw:frame text:anchor-type="page" text:anchor-page-number="0" draw:z-index="2" draw:name="Picture 60" draw:style-name="gr1" draw:text-style-name="P8" svg:width="0.414cm" svg:height="0.863cm" svg:x="0cm" svg:y="0cm">
        <draw:image xlink:href="Pictures/200000070000032D000006C0B792A586.wmf" xlink:type="simple" xlink:show="embed" xlink:actuate="onLoad">
          <text:p/>
        </draw:image>
      </draw:frame>
      <draw:frame text:anchor-type="page" text:anchor-page-number="0" draw:z-index="4" draw:name="Picture 65" draw:style-name="gr1" draw:text-style-name="P8" svg:width="0.971cm" svg:height="0.738cm" svg:x="0cm" svg:y="0cm">
        <draw:image xlink:href="Pictures/2000000700000796000005C9792A813A.wmf" xlink:type="simple" xlink:show="embed" xlink:actuate="onLoad">
          <text:p/>
        </draw:image>
      </draw:frame>
      <draw:frame text:anchor-type="page" text:anchor-page-number="0" draw:z-index="6" draw:name="Picture 52" draw:style-name="gr1" draw:text-style-name="P8" svg:width="0.9cm" svg:height="0.81cm" svg:x="0cm" svg:y="0cm">
        <draw:image xlink:href="Pictures/200000070000070900000656A9EE4322.wmf" xlink:type="simple" xlink:show="embed" xlink:actuate="onLoad">
          <text:p/>
        </draw:image>
      </draw:frame>
      <draw:frame text:anchor-type="page" text:anchor-page-number="0" draw:z-index="8" draw:name="Picture 64" draw:style-name="gr1" draw:text-style-name="P8" svg:width="1.043cm" svg:height="0.863cm" svg:x="0cm" svg:y="0cm">
        <draw:image xlink:href="Pictures/2000000700000824000006C0ACAF0E68.wmf" xlink:type="simple" xlink:show="embed" xlink:actuate="onLoad">
          <text:p/>
        </draw:image>
      </draw:frame>
      <draw:frame text:anchor-type="page" text:anchor-page-number="0" draw:z-index="10" draw:name="Picture 67" draw:style-name="gr1" draw:text-style-name="P8" svg:width="0.539cm" svg:height="0.936cm" svg:x="0cm" svg:y="0cm">
        <draw:image xlink:href="Pictures/20000007000004470000074DC688E023.wmf" xlink:type="simple" xlink:show="embed" xlink:actuate="onLoad">
          <text:p/>
        </draw:image>
      </draw:frame>
      <draw:frame text:anchor-type="page" text:anchor-page-number="0" draw:z-index="11" draw:name="Picture 66" draw:style-name="gr1" draw:text-style-name="P8" svg:width="0.683cm" svg:height="0.9cm" svg:x="0cm" svg:y="0cm">
        <draw:image xlink:href="Pictures/2000000700000562000007068F10E55B.wmf" xlink:type="simple" xlink:show="embed" xlink:actuate="onLoad">
          <text:p/>
        </draw:image>
      </draw:frame>
      <draw:frame text:anchor-type="page" text:anchor-page-number="0" draw:z-index="13" draw:name="Picture 55" draw:style-name="gr1" draw:text-style-name="P8" svg:width="1.26cm" svg:height="0.863cm" svg:x="0cm" svg:y="0cm">
        <draw:image xlink:href="Pictures/20000007000009CB000006C0AB9A3CA3.wmf" xlink:type="simple" xlink:show="embed" xlink:actuate="onLoad">
          <text:p/>
        </draw:image>
      </draw:frame>
      <draw:frame text:anchor-type="page" text:anchor-page-number="0" draw:z-index="15" draw:name="Picture 51" draw:style-name="gr1" draw:text-style-name="P8" svg:width="1.04cm" svg:height="0.987cm" svg:x="0cm" svg:y="0cm">
        <draw:image xlink:href="Pictures/2000000700000824000007B6BE911B4F.wmf" xlink:type="simple" xlink:show="embed" xlink:actuate="onLoad">
          <text:p/>
        </draw:image>
      </draw:frame>
      <draw:frame text:anchor-type="page" text:anchor-page-number="0" draw:z-index="17" draw:name="Picture 54" draw:style-name="gr1" draw:text-style-name="P8" svg:width="0.539cm" svg:height="0.936cm" svg:x="0cm" svg:y="0cm">
        <draw:image xlink:href="Pictures/20000007000004470000074D643D410A.wmf" xlink:type="simple" xlink:show="embed" xlink:actuate="onLoad">
          <text:p/>
        </draw:image>
      </draw:frame>
      <draw:frame text:anchor-type="page" text:anchor-page-number="0" draw:z-index="19" draw:name="Picture 63" draw:style-name="gr1" draw:text-style-name="P8" svg:width="0.971cm" svg:height="0.936cm" svg:x="0cm" svg:y="0cm">
        <draw:image xlink:href="Pictures/20000007000007960000074D105D98C1.wmf" xlink:type="simple" xlink:show="embed" xlink:actuate="onLoad">
          <text:p/>
        </draw:image>
      </draw:frame>
      <draw:frame text:anchor-type="page" text:anchor-page-number="0" draw:z-index="21" draw:name="Picture 56" draw:style-name="gr1" draw:text-style-name="P8" svg:width="0.414cm" svg:height="0.953cm" svg:x="0cm" svg:y="0cm">
        <draw:image xlink:href="Pictures/200000070000032D00000770C08472A3.wmf" xlink:type="simple" xlink:show="embed" xlink:actuate="onLoad">
          <text:p/>
        </draw:image>
      </draw:frame>
      <draw:frame text:anchor-type="page" text:anchor-page-number="0" draw:z-index="23" draw:name="Picture 48" draw:style-name="gr1" draw:text-style-name="P8" svg:width="0.611cm" svg:height="1.278cm" svg:x="0cm" svg:y="0cm">
        <draw:image xlink:href="Pictures/20000007000004D400000A0D70020CD9.wmf" xlink:type="simple" xlink:show="embed" xlink:actuate="onLoad">
          <text:p/>
        </draw:image>
      </draw:frame>
      <draw:frame text:anchor-type="page" text:anchor-page-number="0" draw:z-index="25" draw:name="Picture 62" draw:style-name="gr1" draw:text-style-name="P8" svg:width="0.971cm" svg:height="0.936cm" svg:x="0cm" svg:y="0cm">
        <draw:image xlink:href="Pictures/20000007000007960000074D5E2DA30C.wmf" xlink:type="simple" xlink:show="embed" xlink:actuate="onLoad">
          <text:p/>
        </draw:image>
      </draw:frame>
      <draw:frame text:anchor-type="page" text:anchor-page-number="0" draw:z-index="27" draw:name="Picture 49" draw:style-name="gr1" draw:text-style-name="P8" svg:width="1.043cm" svg:height="1.153cm" svg:x="0cm" svg:y="0cm">
        <draw:image xlink:href="Pictures/2000000700000824000008F398AA4DA8.wmf" xlink:type="simple" xlink:show="embed" xlink:actuate="onLoad">
          <text:p/>
        </draw:image>
      </draw:frame>
      <draw:frame text:anchor-type="page" text:anchor-page-number="0" draw:z-index="29" draw:name="Picture 61" draw:style-name="gr1" draw:text-style-name="P8" svg:width="0.9cm" svg:height="0.918cm" svg:x="0cm" svg:y="0cm">
        <draw:image xlink:href="Pictures/20000007000007090000072953F1CAD9.wmf" xlink:type="simple" xlink:show="embed" xlink:actuate="onLoad">
          <text:p/>
        </draw:image>
      </draw:frame>
      <draw:frame text:anchor-type="page" text:anchor-page-number="0" draw:z-index="31" draw:name="Picture 57" draw:style-name="gr1" draw:text-style-name="P8" svg:width="0.683cm" svg:height="1.063cm" svg:x="0cm" svg:y="0cm">
        <draw:image xlink:href="Pictures/2000000700000562000008430245FCE9.wmf" xlink:type="simple" xlink:show="embed" xlink:actuate="onLoad">
          <text:p/>
        </draw:image>
      </draw:frame>
      <text:list xml:id="list7148880195224471399" text:style-name="Outline">
        <text:list-item>
          <text:h text:style-name="P1" text:outline-level="1"><text:span text:style-name="T1">faceties_005 = III-F-019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"><text:span text:style-name="T3">Caractère</text:span></text:p>
          </table:table-cell>
          <table:table-cell table:style-name="Tableau1.A1" office:value-type="string">
            <text:p text:style-name="P4"><text:span text:style-name="T3">Encodage provisoire</text:span></text:p>
          </table:table-cell>
          <table:table-cell table:style-name="Tableau1.A1" office:value-type="string">
            <text:p text:style-name="P4"><text:span text:style-name="T3">Rendu</text:span></text:p>
          </table:table-cell>
          <table:table-cell table:style-name="Tableau1.A1" office:value-type="string">
            <text:p text:style-name="P4"><text:span text:style-name="T3">Code</text:span></text:p>
          </table:table-cell>
          <table:table-cell table:style-name="Tableau1.A1" office:value-type="string">
            <text:p text:style-name="P4"><text:span text:style-name="T3">Description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" text:anchor-type="as-char" svg:width="0.54cm" svg:height="0.97cm" draw:z-index="1"><draw:image xlink:href="Pictures/200000070000044700000793DC20050C.wmf" xlink:type="simple" xlink:show="embed" xlink:actuate="onLoad"/></draw:frame><text:span text:style-name="T2"> </text:span><draw:frame draw:style-name="fr1" draw:name="images2" text:anchor-type="as-char" svg:width="0.415cm" svg:height="0.864cm" draw:z-index="3"><draw:image xlink:href="Pictures/200000070000032D000006C0B792A586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(a1)</text:span></text:p>
          </table:table-cell>
          <table:table-cell table:style-name="Tableau1.A1" office:value-type="string">
            <text:p text:style-name="P4"><text:span text:style-name="T5">ã</text:span></text:p>
          </table:table-cell>
          <table:table-cell table:style-name="Tableau1.A1" office:value-type="string">
            <text:p text:style-name="P4"><text:span text:style-name="T1">00E3 <text:line-break/>&amp;#227;</text:span></text:p>
          </table:table-cell>
          <table:table-cell table:style-name="Tableau1.A1" office:value-type="string">
            <text:p text:style-name="P4"><text:span text:style-name="T1">latin small letter A with tilde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3" text:anchor-type="as-char" svg:width="0.97cm" svg:height="0.739cm" draw:z-index="5"><draw:image xlink:href="Pictures/2000000700000796000005C9792A813A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B</text:span></text:p>
          </table:table-cell>
          <table:table-cell table:style-name="Tableau1.A1" office:value-type="string">
            <text:p text:style-name="P4"><text:span text:style-name="T1">B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B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4" text:anchor-type="as-char" svg:width="0.901cm" svg:height="0.811cm" draw:z-index="7"><draw:image xlink:href="Pictures/200000070000070900000656A9EE4322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C</text:span></text:p>
          </table:table-cell>
          <table:table-cell table:style-name="Tableau1.A1" office:value-type="string">
            <text:p text:style-name="P4"><text:span text:style-name="T1">C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C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5" text:anchor-type="as-char" svg:width="1.044cm" svg:height="0.864cm" draw:z-index="9"><draw:image xlink:href="Pictures/2000000700000824000006C0ACAF0E68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D</text:span></text:p>
          </table:table-cell>
          <table:table-cell table:style-name="Tableau1.A1" office:value-type="string">
            <text:p text:style-name="P4"><text:span text:style-name="T1">D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D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6" text:anchor-type="as-char" svg:width="0.54cm" svg:height="0.937cm" draw:z-index="33"><draw:image xlink:href="Pictures/20000007000004470000074DC688E023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(e1)</text:span></text:p>
          </table:table-cell>
          <table:table-cell table:style-name="Tableau1.A1" office:value-type="string">
            <text:p text:style-name="P4"><text:span text:style-name="T5">ẽ</text:span></text:p>
          </table:table-cell>
          <table:table-cell table:style-name="Tableau1.A1" office:value-type="string">
            <text:p text:style-name="P4"><text:span text:style-name="T2">1EBD <text:line-break/>&amp;#7869;</text:span></text:p>
          </table:table-cell>
          <table:table-cell table:style-name="Tableau1.A1" office:value-type="string">
            <text:p text:style-name="P4"><text:span text:style-name="T1">latin small letter E with tilde</text:span></text:p>
          </table:table-cell>
        </table:table-row>
        <table:table-row table:style-name="Tableau1.1"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2"><text:span text:style-name="T6">(u1)</text:span></text:p>
          </table:table-cell>
          <table:table-cell table:style-name="Tableau1.A7" office:value-type="string">
            <text:p text:style-name="P4"><text:span text:style-name="T7">ũ</text:span></text:p>
          </table:table-cell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7" text:anchor-type="as-char" svg:width="0.684cm" svg:height="0.901cm" draw:z-index="12"><draw:image xlink:href="Pictures/2000000700000562000007068F10E55B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(et)</text:span></text:p>
          </table:table-cell>
          <table:table-cell table:style-name="Tableau1.A1" office:value-type="string">
            <text:p text:style-name="P4"><text:span text:style-name="T1">et</text:span></text:p>
          </table:table-cell>
          <table:table-cell table:style-name="Tableau1.A1" office:value-type="string">
            <text:p text:style-name="P4"><text:span text:style-name="T2">A75B <text:line-break/>&amp;#42843;</text:span></text:p>
          </table:table-cell>
          <table:table-cell table:style-name="Tableau1.A1" office:value-type="string">
            <text:p text:style-name="P4"><text:span text:style-name="T1">latin small letter r rotunda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8" text:anchor-type="as-char" svg:width="1.261cm" svg:height="0.864cm" draw:z-index="14"><draw:image xlink:href="Pictures/20000007000009CB000006C0AB9A3CA3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M</text:span></text:p>
          </table:table-cell>
          <table:table-cell table:style-name="Tableau1.A1" office:value-type="string">
            <text:p text:style-name="P4"><text:span text:style-name="T1">M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M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9" text:anchor-type="as-char" svg:width="1.041cm" svg:height="0.988cm" draw:z-index="16"><draw:image xlink:href="Pictures/2000000700000824000007B6BE911B4F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N</text:span></text:p>
          </table:table-cell>
          <table:table-cell table:style-name="Tableau1.A1" office:value-type="string">
            <text:p text:style-name="P4"><text:span text:style-name="T1">N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N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0" text:anchor-type="as-char" svg:width="0.54cm" svg:height="0.937cm" draw:z-index="18"><draw:image xlink:href="Pictures/20000007000004470000074D643D410A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(o1)</text:span></text:p>
          </table:table-cell>
          <table:table-cell table:style-name="Tableau1.A1" office:value-type="string">
            <text:p text:style-name="P7"><text:span text:style-name="T5">õ</text:span></text:p>
          </table:table-cell>
          <table:table-cell table:style-name="Tableau1.A1" office:value-type="string">
            <text:p text:style-name="P4"><text:span text:style-name="T2">00F5 <text:line-break/>&amp;#245;</text:span></text:p>
          </table:table-cell>
          <table:table-cell table:style-name="Tableau1.A1" office:value-type="string">
            <text:p text:style-name="P4"><text:span text:style-name="T2">latin small letter O with tilde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1" text:anchor-type="as-char" svg:width="0.97cm" svg:height="0.937cm" draw:z-index="20"><draw:image xlink:href="Pictures/20000007000007960000074D105D98C1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Q</text:span></text:p>
          </table:table-cell>
          <table:table-cell table:style-name="Tableau1.A1" office:value-type="string">
            <text:p text:style-name="P4"><text:span text:style-name="T1">Q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Q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2" text:anchor-type="as-char" svg:width="0.415cm" svg:height="0.954cm" draw:z-index="22"><draw:image xlink:href="Pictures/200000070000032D00000770C08472A3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s</text:span></text:p>
          </table:table-cell>
          <table:table-cell table:style-name="Tableau1.A1" office:value-type="string">
            <text:p text:style-name="P4"><text:span text:style-name="T1">s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small letter long S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3" text:anchor-type="as-char" svg:width="0.612cm" svg:height="1.279cm" draw:z-index="24"><draw:image xlink:href="Pictures/20000007000004D400000A0D70020CD9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st</text:span></text:p>
          </table:table-cell>
          <table:table-cell table:style-name="Tableau1.A1" office:value-type="string">
            <text:p text:style-name="P4"><text:span text:style-name="T1">st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igature latin small letter long S + latin small letter T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4" text:anchor-type="as-char" svg:width="0.97cm" svg:height="0.937cm" draw:z-index="26"><draw:image xlink:href="Pictures/20000007000007960000074D5E2DA30C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T</text:span></text:p>
          </table:table-cell>
          <table:table-cell table:style-name="Tableau1.A1" office:value-type="string">
            <text:p text:style-name="P4"><text:span text:style-name="T1">T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T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5" text:anchor-type="as-char" svg:width="1.044cm" svg:height="1.154cm" draw:z-index="28"><draw:image xlink:href="Pictures/2000000700000824000008F398AA4DA8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U</text:span></text:p>
          </table:table-cell>
          <table:table-cell table:style-name="Tableau1.A1" office:value-type="string">
            <text:p text:style-name="P4"><text:span text:style-name="T1">U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U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6" text:anchor-type="as-char" svg:width="0.901cm" svg:height="0.917cm" draw:z-index="30"><draw:image xlink:href="Pictures/20000007000007090000072953F1CAD9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V</text:span></text:p>
          </table:table-cell>
          <table:table-cell table:style-name="Tableau1.A1" office:value-type="string">
            <text:p text:style-name="P4"><text:span text:style-name="T1">V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capital letter V</text:span>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images17" text:anchor-type="as-char" svg:width="0.684cm" svg:height="1.064cm" draw:z-index="32"><draw:image xlink:href="Pictures/2000000700000562000008430245FCE9.wmf" xlink:type="simple" xlink:show="embed" xlink:actuate="onLoad"/></draw:frame></text:p>
          </table:table-cell>
          <table:table-cell table:style-name="Tableau1.A1" office:value-type="string">
            <text:p text:style-name="P4"><text:span text:style-name="T1">z</text:span></text:p>
          </table:table-cell>
          <table:table-cell table:style-name="Tableau1.A1" office:value-type="string">
            <text:p text:style-name="P4"><text:span text:style-name="T1">z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span text:style-name="T1">latin small letter Z</text:span>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<text:span text:style-name="T1">(p1)</text:span></text:p>
          </table:table-cell>
          <table:table-cell table:style-name="Tableau1.A1" office:value-type="string">
            <text:p text:style-name="P4"><text:span text:style-name="T2">p̃</text:span></text:p>
          </table:table-cell>
          <table:table-cell table:style-name="Tableau1.A1" office:value-type="string">
            <text:p text:style-name="P7"><text:span text:style-name="T2">p </text:span><text:span text:style-name="T5">+ 0303 <text:line-break/>p + &amp;#771;</text:span></text:p>
          </table:table-cell>
          <table:table-cell table:style-name="Tableau1.A1" office:value-type="string">
            <text:p text:style-name="P4"><text:span text:style-name="T2">latin small letter P</text:span><text:bookmark text:name="_GoBack"/><text:span text:style-name="T2"> + combining </text:span><text:soft-page-break/><text:span text:style-name="T2">tilde</text:span></text:p>
          </table:table-cell>
        </table:table-row>
      </table:table>
      <text:p text:style-name="P3"><text:span text:style-name="T8">⸿2E3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mbria1" svg:font-family="Cambr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break-before="page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Jeanne Bineau</dc:creator>
    <meta:editing-cycles>3</meta:editing-cycles>
    <meta:creation-date>2019-04-01T11:07:00</meta:creation-date>
    <dc:date>2019-04-02T18:49:40.04</dc:date>
    <meta:editing-duration>PT9S</meta:editing-duration>
    <meta:generator>OpenOffice/4.1.6$Win32 OpenOffice.org_project/416m1$Build-9790</meta:generator>
    <meta:document-statistic meta:table-count="1" meta:image-count="17" meta:object-count="0" meta:page-count="2" meta:paragraph-count="81" meta:word-count="147" meta:character-count="6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